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1º período</text:p>
      <text:p text:style-name="Standard"/>
      <text:p text:style-name="Standard">Lógica matemática</text:p>
      <text:p text:style-name="Standard">Matemática discreta</text:p>
      <text:p text:style-name="Standard">Algoritmo e programação</text:p>
      <text:p text:style-name="Standard">Resolução de problemas</text:p>
      <text:p text:style-name="Standard"/>
      <text:p text:style-name="Standard">2º Período</text:p>
      <text:p text:style-name="Standard"/>
      <text:p text:style-name="Standard">Banco de dados</text:p>
      <text:p text:style-name="Standard">Programação orientada a objetos</text:p>
      <text:p text:style-name="Standard">Resolução de problemas II</text:p>
      <text:p text:style-name="Standard">Interação humano computador</text:p>
      <text:p text:style-name="Standard">Computação e sociedade</text:p>
      <text:p text:style-name="Standard"/>
      <text:p text:style-name="Standard">3º Perído </text:p>
      <text:p text:style-name="Standard"/>
      <text:p text:style-name="Standard">Arquitetura e organização de computadores</text:p>
      <text:p text:style-name="Standard">Estrutura de Dados</text:p>
      <text:p text:style-name="Standard">Linguagens Formais</text:p>
      <text:p text:style-name="Standard">análise e Projetos de Softwares</text:p>
      <text:p text:style-name="Standard">Resolução de Problemas III</text:p>
      <text:p text:style-name="Standard">Inovação e Criatividade</text:p>
      <text:p text:style-name="Standard"/>
      <text:p text:style-name="Standard">4º Perído</text:p>
      <text:p text:style-name="Standard"/>
      <text:p text:style-name="Standard">Probabilidade e Estatística</text:p>
      <text:p text:style-name="Standard">Análise e Projeto de Algoritmos</text:p>
      <text:p text:style-name="Standard">Sistemas Operacionais</text:p>
      <text:p text:style-name="Standard">Processos e Qualidade de software</text:p>
      <text:p text:style-name="Standard">Resolução de problemas IV</text:p>
      <text:p text:style-name="Standard">Verificação e Validação</text:p>
      <text:p text:style-name="Standard"/>
      <text:p text:style-name="Standard">5º Perído</text:p>
      <text:p text:style-name="Standard"/>
      <text:p text:style-name="Standard">Redes de Computadores</text:p>
      <text:p text:style-name="Standard">Mediação e Analisé </text:p>
      <text:p text:style-name="Standard">Resolução de Problemas V</text:p>
      <text:p text:style-name="Standard">Admistração e Empreendedorismo </text:p>
      <text:p text:style-name="Standard">CCCG's</text:p>
      <text:p text:style-name="Standard"/>
      <text:p text:style-name="Standard">6ºPeríodo</text:p>
      <text:p text:style-name="Standard"/>
      <text:p text:style-name="Standard">Metodologia de Pesquisa Acadêmica</text:p>
      <text:p text:style-name="Standard">Resolução de Problemas VI</text:p>
      <text:p text:style-name="Standard">CCCG's </text:p>
      <text:p text:style-name="Standard"/>
      <text:p text:style-name="Standard">7º Período</text:p>
      <text:p text:style-name="Standard"/>
      <text:p text:style-name="Standard">Engenharia Econômica</text:p>
      <text:p text:style-name="Standard">Ética e Legislação</text:p>
      <text:p text:style-name="Standard">TCC I</text:p>
      <text:p text:style-name="Standard"><text:soft-page-break/>CCCG's</text:p>
      <text:p text:style-name="Standard"/>
      <text:p text:style-name="Standard">8º Período</text:p>
      <text:p text:style-name="Standard"/>
      <text:p text:style-name="Standard">Teoria da Computação</text:p>
      <text:p text:style-name="Standard">TCC II</text:p>
      <text:p text:style-name="Standard">CCCG's</text:p>
      <text:p text:style-name="Standard"/>
      <text:p text:style-name="Standard">9º período</text:p>
      <text:p text:style-name="Standard"/>
      <text:p text:style-name="Standard">Estágio Obrigatório 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20T12:02:02.751401317</meta:creation-date>
    <dc:date>2020-06-20T12:02:39.224412305</dc:date>
    <meta:editing-duration>PT40S</meta:editing-duration>
    <meta:editing-cycles>1</meta:editing-cycles>
    <meta:document-statistic meta:table-count="0" meta:image-count="0" meta:object-count="0" meta:page-count="2" meta:paragraph-count="46" meta:word-count="127" meta:character-count="871" meta:non-whitespace-character-count="785"/>
    <meta:generator>LibreOffice/6.4.3.2$Linux_X86_64 LibreOffice_project/40$Build-2</meta:generator>
  </office:meta>
</office:document-meta>
</file>